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2.84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age_category_3</text:p>
          </table:table-cell>
          <table:table-cell office:value-type="string" calcext:value-type="string">
            <text:p>web</text:p>
          </table:table-cell>
          <table:table-cell/>
          <table:table-cell office:value-type="string" calcext:value-type="string">
            <text:p>bluebird</text:p>
          </table:table-cell>
          <table:table-cell/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Age_3</text:p>
          </table:table-cell>
          <table:table-cell/>
        </table:table-row>
        <table:table-row table:style-name="ro1">
          <table:table-cell office:value-type="string" calcext:value-type="string">
            <text:p>deep_laa (0.1 y_kl, 1000 epoch)</text:p>
          </table:table-cell>
          <table:table-cell office:value-type="float" office:value="0.7974" calcext:value-type="float">
            <text:p>0.7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_laa (0.01 y_kl, 1000 epoch)</text:p>
          </table:table-cell>
          <table:table-cell office:value-type="float" office:value="0.7894" calcext:value-type="float">
            <text:p>0.7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_laa (0.001 y_kl, 1000 epoch)</text:p>
          </table:table-cell>
          <table:table-cell office:value-type="float" office:value="0.8124" calcext:value-type="float">
            <text:p>0.8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_laa (0.001 y_kl, 1000 epoch)</text:p>
          </table:table-cell>
          <table:table-cell/>
          <table:table-cell office:value-type="float" office:value="0.8138" calcext:value-type="float">
            <text:p>0.8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ep_laa (0.005 y_kl, 1000 epoch)</text:p>
          </table:table-cell>
          <table:table-cell/>
          <table:table-cell office:value-type="float" office:value="0.8251" calcext:value-type="float">
            <text:p>0.8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a-c (0.0001 y_kl, 0.000001 weight constraint, 500 epoch)</text:p>
          </table:table-cell>
          <table:table-cell/>
          <table:table-cell office:value-type="float" office:value="0.8628" calcext:value-type="float">
            <text:p>0.8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a-c (0.001 y_kl, 0.0001 weight constraint, 500 epoch)</text:p>
          </table:table-cell>
          <table:table-cell/>
          <table:table-cell office:value-type="float" office:value="0.8647" calcext:value-type="float">
            <text:p>0.864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a-z (n_z=2, 0.005 learning rate, 0.0001 y_kl, 0.005 l2, 0.005 l1, 0.05 entropy_z, 1000 epoch)</text:p>
          </table:table-cell>
          <table:table-cell/>
          <table:table-cell office:value-type="float" office:value="0.9058" calcext:value-type="float">
            <text:p>0.9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a-z (n_z=2, 0.005 learning_rate, 0.0001 y_kl, 0.0005 l2, 0.0005 l1, 0.005 entropy_z, 1000 epoch)</text:p>
          </table:table-cell>
          <table:table-cell table:number-columns-repeated="3"/>
          <table:table-cell office:value-type="float" office:value="0.8981" calcext:value-type="float">
            <text:p>0.8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a-z (n_z=2, 0.005 learning_rate, 0.0001 y_kl, 0.005 l2, 0.005 l1, softplus z, 1000 epoch)</text:p>
          </table:table-cell>
          <table:table-cell table:number-columns-repeated="3"/>
          <table:table-cell office:value-type="float" office:value="0.9259" calcext:value-type="float">
            <text:p>0.9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a-z (n_z=2, 0.002 learning_rate, 0.0001 y_kl, 0.05 l2, 0.05 l1, softplus z, 0.5 l2, 1000 epoch)</text:p>
          </table:table-cell>
          <table:table-cell table:number-columns-repeated="3"/>
          <table:table-cell office:value-type="float" office:value="0.9259" calcext:value-type="float">
            <text:p>0.9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a-z (n_z=2, 0.001 learning_rate, 0.0001 y_kl, 0.05 l2, 0.05 l1, softplus z, 0.5 l2, 1000 epoch)</text:p>
          </table:table-cell>
          <table:table-cell table:number-columns-repeated="3"/>
          <table:table-cell office:value-type="float" office:value="0.9167" calcext:value-type="float">
            <text:p>0.9167</text:p>
          </table:table-cell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a-z (n_z=2, 0.001 learning_rate, 0.0001 y_kl, 0.05 l2, 0.05 l1, softplus z, 0.5 l2, 1000 epoch)</text:p>
          </table:table-cell>
          <table:table-cell table:number-columns-repeated="5"/>
          <table:table-cell office:value-type="float" office:value="0.875" calcext:value-type="float">
            <text:p>0.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a-z (n_z=2, 0.001 learning_rate, 0.0001 y_kl, 0.05 l2, 0.05 l1, softplus z, 0.1 l2, 1000 epoch)</text:p>
          </table:table-cell>
          <table:table-cell table:number-columns-repeated="5"/>
          <table:table-cell office:value-type="float" office:value="0.88" calcext:value-type="float">
            <text:p>0.88</text:p>
          </table:table-cell>
          <table:table-cell office:value-type="string" calcext:value-type="string">
            <text:p>s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-z (n_z=2, 0.0005 learning_rate, 0.0001 y_kl, 0.05 l2, 0.05 l1, softplus z, 0.1 l2, 0.02 l1, 1000 epoch)</text:p>
          </table:table-cell>
          <table:table-cell table:number-columns-repeated="5"/>
          <table:table-cell office:value-type="float" office:value="0.885" calcext:value-type="float">
            <text:p>0.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a-z (n_z=2, 0.0005 learning_rate, 0.0001 y_kl, 0.05 l2, 0.05 l1, softplus z, 0.5 l2, 0.02 l1, 1000 epoch)</text:p>
          </table:table-cell>
          <table:table-cell table:number-columns-repeated="3"/>
          <table:table-cell office:value-type="float" office:value="0.9074" calcext:value-type="float">
            <text:p>0.9074</text:p>
          </table:table-cell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a-z (n_z=2, 0.001 learning_rate, 0.0001 y_kl, 0.05 l2, 0.05 l1, softplus z, 0.5 l2, 0.01 l1, 1000 epoch)</text:p>
          </table:table-cell>
          <table:table-cell table:number-columns-repeated="3"/>
          <table:table-cell office:value-type="float" office:value="0.9167" calcext:value-type="float">
            <text:p>0.9167</text:p>
          </table:table-cell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a-z (n_z=3, 0.001 learning_rate, 0.0001 y_kl, 0.05 l2, 0.05 l1, softplus z, 0.02 l2, 0.01 l1, 1000 epoch)</text:p>
          </table:table-cell>
          <table:table-cell table:number-columns-repeated="7"/>
          <table:table-cell office:value-type="float" office:value="0.7994" calcext:value-type="float">
            <text:p>0.7994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Laa-z (n_z=1, 0.005 learning_rate, 0.0001 y_kl, 0.005 l2, 0.005 l1, softplus z, 0.2 l2, 0.2 l1, 1000 epoch)</text:p>
          </table:table-cell>
          <table:table-cell/>
          <table:table-cell office:value-type="float" office:value="0.9073" calcext:value-type="float">
            <text:p>0.9073</text:p>
          </table:table-cell>
          <table:table-cell office:value-type="string" calcext:value-type="string">
            <text:p>s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a-z (n_z=2, 0.005 learning_rate, 0.0001 y_kl, 0.005 l2, 0.005 l1, softplus z, 0.2 l2, 0.2 l1, 1000 epoch)</text:p>
          </table:table-cell>
          <table:table-cell/>
          <table:table-cell office:value-type="float" office:value="0.9001" calcext:value-type="float">
            <text:p>0.9001</text:p>
          </table:table-cell>
          <table:table-cell office:value-type="string" calcext:value-type="string">
            <text:p>s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a-z (n_z=5, 0.005 learning_rate, 0.0001 y_kl, 0.005 l2, 0.005 l1, softplus z, 0.2 l2, 0.2 l1, 1000 epoch)</text:p>
          </table:table-cell>
          <table:table-cell/>
          <table:table-cell office:value-type="float" office:value="0.8911" calcext:value-type="float">
            <text:p>0.8911</text:p>
          </table:table-cell>
          <table:table-cell office:value-type="string" calcext:value-type="string">
            <text:p>stabl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aa-z_simple (n_z=2, 0.002 learning_rate, 0.0001 y_kl, 0.005 l2, 0.005 l1, uniform_random z(1:2), 1000 epoch)</text:p>
          </table:table-cell>
          <table:table-cell table:number-columns-repeated="5"/>
          <table:table-cell office:value-type="float" office:value="0.895" calcext:value-type="float">
            <text:p>0.895</text:p>
          </table:table-cell>
          <table:table-cell office:value-type="string" calcext:value-type="string">
            <text:p>stable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a-z_simple_mf (n_z=2, 0.005 learning_rate, 0.0001 y_kl, 0.005 l2, 0.005 l1, uniform_random z(1:2), 0.2 mf_loss, 0.02 mf_constraints, 500 epoch)</text:p>
          </table:table-cell>
          <table:table-cell table:number-columns-repeated="5"/>
          <table:table-cell office:value-type="float" office:value="0.89" calcext:value-type="float">
            <text:p>0.89</text:p>
          </table:table-cell>
          <table:table-cell office:value-type="string" calcext:value-type="string">
            <text:p>stable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aa-z_mf (n_z=2, 0.001 learning_rate, 0.0001 y_kl, y_weight: 0.05 l2, 0.05 l1, z_weight: 0.5 l2, 0.0 l1, 0.0001 mf_loss, 1000 epoch)</text:p>
          </table:table-cell>
          <table:table-cell table:number-columns-repeated="3"/>
          <table:table-cell office:value-type="float" office:value="0.9167" calcext:value-type="float">
            <text:p>0.9167</text:p>
          </table:table-cell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a-z_mf (n_z=2, 0.0005 learning_rate, 0.0001 y_kl, y_weight: 0.05 l2, 0.05 l1, z_weight: 0.05 l2, 0.0 l1, 0.005 mf_loss, 1000 epoch)</text:p>
          </table:table-cell>
          <table:table-cell table:number-columns-repeated="5"/>
          <table:table-cell office:value-type="float" office:value="0.89" calcext:value-type="float">
            <text:p>0.89</text:p>
          </table:table-cell>
          <table:table-cell office:value-type="string" calcext:value-type="string">
            <text:p>s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-z_mf (n_z=1, 0.005 learning_rate, 0.0001 y_kl, y_weight: 0.005 l2, 0.005 l1, z_weight: 0.5 l2, 0.0 l1, 0.005 mf_loss, 1000 epoch)</text:p>
          </table:table-cell>
          <table:table-cell/>
          <table:table-cell office:value-type="float" office:value="0.9061" calcext:value-type="float">
            <text:p>0.9061</text:p>
          </table:table-cell>
          <table:table-cell office:value-type="string" calcext:value-type="string">
            <text:p>s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a-z_mf (n_z=2, 0.005 learning_rate, 0.0001 y_kl, y_weight: 0.005 l2, 0.005 l1, z_weight: 0.5 l2, 0.0 l1, 0.005 mf_loss, 1000 epoch)</text:p>
          </table:table-cell>
          <table:table-cell/>
          <table:table-cell office:value-type="float" office:value="0.8979" calcext:value-type="float">
            <text:p>0.8979</text:p>
          </table:table-cell>
          <table:table-cell office:value-type="string" calcext:value-type="string">
            <text:p>s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a-z_mf (n_z=5, 0.005 learning_rate, 0.0001 y_kl, y_weight: 0.005 l2, 0.005 l1, z_weight: 0.5 l2, 0.0 l1, 0.005 mf_loss, 1000 epoch)</text:p>
          </table:table-cell>
          <table:table-cell/>
          <table:table-cell office:value-type="float" office:value="0.8707" calcext:value-type="float">
            <text:p>0.8707</text:p>
          </table:table-cell>
          <table:table-cell office:value-type="string" calcext:value-type="string">
            <text:p>stabl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7:17:11.139720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9:13:28.681493837</meta:creation-date>
    <dc:date>2017-01-17T19:29:21.497133053</dc:date>
    <meta:editing-duration>PT7H59M1S</meta:editing-duration>
    <meta:editing-cycles>54</meta:editing-cycles>
    <meta:generator>LibreOffice/5.1.4.2$Linux_X86_64 LibreOffice_project/10m0$Build-2</meta:generator>
    <meta:document-statistic meta:table-count="1" meta:cell-count="76" meta:object-count="0"/>
  </office:meta>
</office:document-meta>
</file>